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44d4" officeooo:paragraph-rsid="001b6e19"/>
    </style:style>
    <style:style style:name="P2" style:family="paragraph" style:parent-style-name="Standard">
      <style:text-properties officeooo:rsid="001044d4" officeooo:paragraph-rsid="001044d4"/>
    </style:style>
    <style:style style:name="P3" style:family="paragraph" style:parent-style-name="Standard">
      <style:text-properties officeooo:rsid="001044d4" officeooo:paragraph-rsid="002ffb88"/>
    </style:style>
    <style:style style:name="P4" style:family="paragraph" style:parent-style-name="Standard">
      <style:text-properties officeooo:rsid="001044d4" officeooo:paragraph-rsid="003864d1"/>
    </style:style>
    <style:style style:name="P5" style:family="paragraph" style:parent-style-name="Standard">
      <style:text-properties officeooo:rsid="001044d4" officeooo:paragraph-rsid="0051ab14"/>
    </style:style>
    <style:style style:name="P6" style:family="paragraph" style:parent-style-name="Standard">
      <style:text-properties officeooo:rsid="00244b9a" officeooo:paragraph-rsid="00244b9a"/>
    </style:style>
    <style:style style:name="P7" style:family="paragraph" style:parent-style-name="Standard">
      <style:text-properties officeooo:rsid="002608aa" officeooo:paragraph-rsid="002608aa"/>
    </style:style>
    <style:style style:name="P8" style:family="paragraph" style:parent-style-name="Standard">
      <style:text-properties officeooo:rsid="0028d5c0" officeooo:paragraph-rsid="003864d1"/>
    </style:style>
    <style:style style:name="P9" style:family="paragraph" style:parent-style-name="Standard">
      <style:text-properties officeooo:rsid="0028d5c0" officeooo:paragraph-rsid="00688af9"/>
    </style:style>
    <style:style style:name="P10" style:family="paragraph" style:parent-style-name="Standard">
      <style:text-properties officeooo:rsid="002d5627" officeooo:paragraph-rsid="002d5627"/>
    </style:style>
    <style:style style:name="P11" style:family="paragraph" style:parent-style-name="Standard">
      <style:text-properties officeooo:rsid="002ffb88" officeooo:paragraph-rsid="002ffb88"/>
    </style:style>
    <style:style style:name="P12" style:family="paragraph" style:parent-style-name="Standard">
      <style:text-properties officeooo:rsid="00337579" officeooo:paragraph-rsid="00337579"/>
    </style:style>
    <style:style style:name="P13" style:family="paragraph" style:parent-style-name="Standard">
      <style:text-properties officeooo:rsid="0034557a" officeooo:paragraph-rsid="0034557a"/>
    </style:style>
    <style:style style:name="P14" style:family="paragraph" style:parent-style-name="Standard">
      <style:text-properties officeooo:rsid="003720cc" officeooo:paragraph-rsid="003a984b"/>
    </style:style>
    <style:style style:name="P15" style:family="paragraph" style:parent-style-name="Standard">
      <style:text-properties officeooo:rsid="003a984b" officeooo:paragraph-rsid="003a984b"/>
    </style:style>
    <style:style style:name="P16" style:family="paragraph" style:parent-style-name="Standard">
      <style:text-properties officeooo:rsid="00423829" officeooo:paragraph-rsid="00423829"/>
    </style:style>
    <style:style style:name="P17" style:family="paragraph" style:parent-style-name="Standard">
      <style:text-properties fo:font-style="normal" officeooo:rsid="0049324a" officeooo:paragraph-rsid="0049324a" style:font-style-asian="normal" style:font-style-complex="normal"/>
    </style:style>
    <style:style style:name="P18" style:family="paragraph" style:parent-style-name="Standard">
      <style:text-properties officeooo:rsid="002a415f" officeooo:paragraph-rsid="005155f0"/>
    </style:style>
    <style:style style:name="P19" style:family="paragraph" style:parent-style-name="Standard">
      <style:text-properties officeooo:rsid="0059d9ab" officeooo:paragraph-rsid="0059d9ab"/>
    </style:style>
    <style:style style:name="P20" style:family="paragraph" style:parent-style-name="Standard">
      <style:text-properties officeooo:paragraph-rsid="006e2d63"/>
    </style:style>
    <style:style style:name="P21" style:family="paragraph" style:parent-style-name="Standard">
      <style:text-properties officeooo:paragraph-rsid="0071c714"/>
    </style:style>
    <style:style style:name="P22" style:family="paragraph" style:parent-style-name="Standard">
      <style:text-properties officeooo:rsid="0072957e" officeooo:paragraph-rsid="0072957e"/>
    </style:style>
    <style:style style:name="P23" style:family="paragraph" style:parent-style-name="Standard">
      <style:text-properties officeooo:rsid="00782296" officeooo:paragraph-rsid="00782296"/>
    </style:style>
    <style:style style:name="P24" style:family="paragraph" style:parent-style-name="Standard">
      <style:text-properties officeooo:rsid="0078c19d" officeooo:paragraph-rsid="0078c19d"/>
    </style:style>
    <style:style style:name="T1" style:family="text">
      <style:text-properties officeooo:rsid="001b6e19"/>
    </style:style>
    <style:style style:name="T2" style:family="text">
      <style:text-properties officeooo:rsid="001c10e5"/>
    </style:style>
    <style:style style:name="T3" style:family="text">
      <style:text-properties fo:font-style="italic" style:font-style-asian="italic" style:font-style-complex="italic"/>
    </style:style>
    <style:style style:name="T4" style:family="text">
      <style:text-properties fo:font-style="italic" officeooo:rsid="005155f0" style:font-style-asian="italic" style:font-style-complex="italic"/>
    </style:style>
    <style:style style:name="T5" style:family="text">
      <style:text-properties fo:font-style="italic" officeooo:rsid="0062ee4e" style:font-style-asian="italic" style:font-style-complex="italic"/>
    </style:style>
    <style:style style:name="T6" style:family="text">
      <style:text-properties officeooo:rsid="002ffb88"/>
    </style:style>
    <style:style style:name="T7" style:family="text">
      <style:text-properties officeooo:rsid="001044d4"/>
    </style:style>
    <style:style style:name="T8" style:family="text">
      <style:text-properties officeooo:rsid="0034557a"/>
    </style:style>
    <style:style style:name="T9" style:family="text">
      <style:text-properties officeooo:rsid="003864d1"/>
    </style:style>
    <style:style style:name="T10" style:family="text">
      <style:text-properties officeooo:rsid="003d19d2"/>
    </style:style>
    <style:style style:name="T11" style:family="text">
      <style:text-properties officeooo:rsid="003fe7d0"/>
    </style:style>
    <style:style style:name="T12" style:family="text">
      <style:text-properties fo:font-style="normal" officeooo:rsid="005155f0" style:font-style-asian="normal" style:font-style-complex="normal"/>
    </style:style>
    <style:style style:name="T13" style:family="text">
      <style:text-properties fo:font-style="normal" officeooo:rsid="0065572a" style:font-style-asian="normal" style:font-style-complex="normal"/>
    </style:style>
    <style:style style:name="T14" style:family="text">
      <style:text-properties fo:font-style="normal" officeooo:rsid="0069b251" style:font-style-asian="normal" style:font-style-complex="normal"/>
    </style:style>
    <style:style style:name="T15" style:family="text">
      <style:text-properties fo:font-style="normal" officeooo:rsid="007c8eca" style:font-style-asian="normal" style:font-style-complex="normal"/>
    </style:style>
    <style:style style:name="T16" style:family="text">
      <style:text-properties fo:font-style="normal" officeooo:rsid="007d135b" style:font-style-asian="normal" style:font-style-complex="normal"/>
    </style:style>
    <style:style style:name="T17" style:family="text">
      <style:text-properties officeooo:rsid="004cdfce"/>
    </style:style>
    <style:style style:name="T18" style:family="text">
      <style:text-properties officeooo:rsid="004faa4e"/>
    </style:style>
    <style:style style:name="T19" style:family="text">
      <style:text-properties officeooo:rsid="00518cc8"/>
    </style:style>
    <style:style style:name="T20" style:family="text">
      <style:text-properties officeooo:rsid="005af56f"/>
    </style:style>
    <style:style style:name="T21" style:family="text">
      <style:text-properties fo:font-weight="normal" style:font-weight-asian="normal" style:font-weight-complex="normal"/>
    </style:style>
    <style:style style:name="T22" style:family="text">
      <style:text-properties fo:font-weight="normal" officeooo:rsid="001c10e5" style:font-weight-asian="normal" style:font-weight-complex="normal"/>
    </style:style>
    <style:style style:name="T23" style:family="text">
      <style:text-properties officeooo:rsid="00615401"/>
    </style:style>
    <style:style style:name="T24" style:family="text">
      <style:text-properties officeooo:rsid="00625eb9"/>
    </style:style>
    <style:style style:name="T25" style:family="text">
      <style:text-properties officeooo:rsid="00649026"/>
    </style:style>
    <style:style style:name="T26" style:family="text">
      <style:text-properties officeooo:rsid="006d02d5"/>
    </style:style>
    <style:style style:name="T27" style:family="text">
      <style:text-properties officeooo:rsid="00244b9a"/>
    </style:style>
    <style:style style:name="T28" style:family="text">
      <style:text-properties officeooo:rsid="00713d25"/>
    </style:style>
    <style:style style:name="T29" style:family="text">
      <style:text-properties officeooo:rsid="0072c5dc"/>
    </style:style>
    <style:style style:name="T30" style:family="text">
      <style:text-properties officeooo:rsid="0074ad91"/>
    </style:style>
    <style:style style:name="T31" style:family="text">
      <style:text-properties officeooo:rsid="007676f0"/>
    </style:style>
    <style:style style:name="T32" style:family="text">
      <style:text-properties officeooo:rsid="00782296"/>
    </style:style>
    <style:style style:name="T33" style:family="text">
      <style:text-properties officeooo:rsid="0078c19d"/>
    </style:style>
    <style:style style:name="T34" style:family="text">
      <style:text-properties officeooo:rsid="007a7f2f"/>
    </style:style>
    <style:style style:name="T35" style:family="text">
      <style:text-properties officeooo:rsid="007ed1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is is a simple <text:span text:style-name="T8">and rather limited </text:span>web application for signing <text:span text:style-name="T34">people</text:span> up to an event. <text:span text:style-name="T1">Only a registered user can add people to the event, but once registered the amount of people the user can add is unlimited. The login is not saved, so the user has to login again if they want to sign up more that one person to the event.</text:span></text:p>
      <text:p text:style-name="P2"/>
      <text:p text:style-name="P2">The application can be found at https://github.com/Mustekala/cybersecuritybase-project</text:p>
      <text:p text:style-name="P16">The application should be downloaded and then opened in Netbeans or other IDE.</text:p>
      <text:p text:style-name="P17"><text:span text:style-name="T28">It</text:span> is now ready to use.</text:p>
      <text:p text:style-name="P1"/>
      <text:p text:style-name="P12">Usage example:</text:p>
      <text:p text:style-name="P19"><text:span text:style-name="T20">1. </text:span>Start the application in Netbeans</text:p>
      <text:p text:style-name="P23">2. Open browser</text:p>
      <text:p text:style-name="P12"><text:span text:style-name="T32">3</text:span>. Go to <text:span text:style-name="T32">address localhost:8080/login.</text:span></text:p>
      <text:p text:style-name="P13"><text:span text:style-name="T32">4</text:span>. There is a link to register a user for the site <text:span text:style-name="T32">under the login form</text:span>. Click it.</text:p>
      <text:p text:style-name="P13"><text:span text:style-name="T32">5</text:span>. <text:span text:style-name="T32">Use the register form to</text:span> register a user with username and password <text:span text:style-name="T32">of your choise</text:span>.</text:p>
      <text:p text:style-name="P13"><text:span text:style-name="T32">6</text:span>. You can now login using the login form <text:span text:style-name="T32">with the newly created user</text:span>.</text:p>
      <text:p text:style-name="P13"><text:span text:style-name="T32">7</text:span>. <text:span text:style-name="T33">Logging in</text:span> redirects you to use the form to <text:bookmark-start text:name="__DdeLink__195_185912162"/>sign in for the event<text:bookmark-end text:name="__DdeLink__195_185912162"/>.</text:p>
      <text:p text:style-name="P24">8. Write any name and address you want. </text:p>
      <text:p text:style-name="P13"><text:span text:style-name="T33">9</text:span>. After signing in, you are presented with the list of attendees.</text:p>
      <text:p text:style-name="P13"/>
      <text:p text:style-name="P1"><text:span text:style-name="T23">The application</text:span> has multiple security flaws from the “OWASP Top 10 security flaws” -list. <text:span text:style-name="T24">Here is a list of the flaws and ways to identify them</text:span>:</text:p>
      <text:p text:style-name="P2">-The application in configured in an insecure way. <text:span text:style-name="T1">In the security configuration, there is just “http.authorizeRequests()</text:span>.anyRequest().permitAll();”, so all requests are allowed.</text:p>
      <text:p text:style-name="P10">Steps to <text:span text:style-name="T6">identify:</text:span></text:p>
      <text:p text:style-name="P11">1. From the source folder, open sec.project.config</text:p>
      <text:p text:style-name="P11">2. Choose SecurityConfiguration.java</text:p>
      <text:p text:style-name="P11">3. There it can be identified that there is no proper security configuration.</text:p>
      <text:p text:style-name="P3"/>
      <text:p text:style-name="P3">-The application is vulnerable to a cross-site-scripting attack, because it does not properly validate the user inputs. <text:span text:style-name="T2">Users can add Javascript in the sign in form that is executed when any user loads the site, and this could be used for malicious purposes, such as redirecting users to different sites.</text:span></text:p>
      <text:p text:style-name="P11">Steps to identify:</text:p>
      <text:p text:style-name="P14">1. Use the user <text:span text:style-name="T9">created earlier and go to “sign in for the event” form.</text:span></text:p>
      <text:p text:style-name="P15">2. In the name field write &lt;script&gt;alert(“Hello”)&lt;/script&gt;</text:p>
      <text:p text:style-name="P15">3. Now when any <text:span text:style-name="T10">user</text:span> signs up to the event they will be greeted with “Hello”.</text:p>
      <text:p text:style-name="P15"/>
      <text:p text:style-name="P21"><text:span text:style-name="T7">-This means that the application also has insecure </text:span><text:bookmark-start text:name="__DdeLink__156_4041486647"/><text:span text:style-name="T21">deserialization</text:span><text:bookmark-end text:name="__DdeLink__156_4041486647"/><text:span text:style-name="T2">, because the previous example of unwanted Javascript execution should not be possible with proper </text:span><text:span text:style-name="T22">deserialization</text:span><text:span text:style-name="T2">. </text:span></text:p>
      <text:p text:style-name="P4">-The application is vulnerable to an SQL-injection attack. <text:span text:style-name="T1">The coder has been very lazy and used simple SQL commands to make the user login functionality instead of the similar functionality that adds people to the list of attendees to the event, which is more securely done. </text:span></text:p>
      <text:p text:style-name="P8">Steps to <text:span text:style-name="T11">identify</text:span>:</text:p>
      <text:p text:style-name="P8">1. Open the application at localhost:8080/register</text:p>
      <text:p text:style-name="P9">2. In the username field, write</text:p>
      <text:p text:style-name="P9"><text:bookmark-start text:name="__DdeLink__187_185912162"/><text:bookmark-start text:name="__DdeLink__183_185912162"/><text:span text:style-name="T3">sql', '</text:span><text:span text:style-name="T5">injection</text:span><text:span text:style-name="T3">'); </text:span><text:span text:style-name="T4">DROP TABLE User</text:span><text:span text:style-name="T3">; --</text:span><text:bookmark-end text:name="__DdeLink__187_185912162"/><text:bookmark-end text:name="__DdeLink__183_185912162"/></text:p>
      <text:p text:style-name="P18">3. This should <text:span text:style-name="T25">drop the table User, removing all users and making the application unusable. This means SQL injection against the database is possible</text:span>.<text:span text:style-name="T12"> The attacker could also guess the name of the table that contains the names and addresses of people that have signed in to the event, and access or remove </text:span><text:soft-page-break/><text:span text:style-name="T12">them. </text:span><text:span text:style-name="T13">To make the application usable again register a new user. </text:span><text:span text:style-name="T15">T</text:span><text:span text:style-name="T14">his</text:span><text:span text:style-name="T13"> will create the table if it does not </text:span><text:span text:style-name="T16">already </text:span><text:span text:style-name="T13">exist.</text:span></text:p>
      <text:p text:style-name="P4">-The application is vulnerable to sensitive data exposure. <text:span text:style-name="T1">With a SQL injection it is possible to read all the usernames and passwords. </text:span></text:p>
      <text:p text:style-name="P4">-<text:span text:style-name="T19">The application is also vulnerable to a Brute force attack for guessing usernames and passwords, but this would not be very useful in this case, because users are not really utilized.</text:span></text:p>
      <text:p text:style-name="P4"/>
      <text:p text:style-name="P6">How to <text:span text:style-name="T35">can</text:span> <text:span text:style-name="T17">these issues be fixed?</text:span></text:p>
      <text:p text:style-name="P20"><text:span text:style-name="T27">There are many ways that these flaws can be mostly fixed. The SQL-injection flaw could be fixed by sanitizing the requests and the input data. This could be done by using Java’s PreparedStatement class together with </text:span>parameterized queries<text:span text:style-name="T26">. This could also be done easily by utilizing the JpaRepository structure, so that this is done automatically. This is the way it was done in the template, and SQL-injections against it seemed to be very difficult. This would also mostly mitigate the sensitive data exposure flaw.</text:span></text:p>
      <text:p text:style-name="P7">The configuration should be done more securely. <text:span text:style-name="T18">Now Spring allows all requests to come through, but o</text:span>nly known, proper requests should be allowed.</text:p>
      <text:p text:style-name="P7">The cross-site-scripting <text:span text:style-name="T18">vulnerability </text:span>should be mitigated by making sure that the data is sanitized before it is added to the <text:span text:style-name="T18">database</text:span>. <text:span text:style-name="T18">It should also be sanitized before it is added to the HTML template.</text:span> Thymeleaf does this automatically if th:text is used instead of th:utext, which is used on this <text:span text:style-name="T18">template</text:span>. </text:p>
      <text:p text:style-name="P22"><text:span text:style-name="T29">These fixes would help somewhat, but t</text:span>he issues in the application are so bad that these fixes might not be enough, and <text:span text:style-name="T30">the whole application</text:span> should be completely redesigned with security <text:span text:style-name="T31">in</text:span> m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2" meta:paragraph-count="39" meta:word-count="770" meta:character-count="4605" meta:non-whitespace-character-count="3868"/>
  </office:meta>
</office:document-meta>
</file>